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792cm" style:rel-column-width="10763*"/>
    </style:style>
    <style:style style:name="Table1.B" style:family="table-column">
      <style:table-column-properties style:column-width="2.618cm" style:rel-column-width="10090*"/>
    </style:style>
    <style:style style:name="Table1.C" style:family="table-column">
      <style:table-column-properties style:column-width="7.34cm" style:rel-column-width="28293*"/>
    </style:style>
    <style:style style:name="Table1.D" style:family="table-column">
      <style:table-column-properties style:column-width="4.251cm" style:rel-column-width="1638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officeooo:rsid="00181e89" officeooo:paragraph-rsid="00181e89" style:font-size-asian="10pt" style:font-size-complex="10pt"/>
    </style:style>
    <style:style style:name="P2" style:family="paragraph" style:parent-style-name="Footer">
      <style:text-properties fo:font-size="10pt" officeooo:rsid="001f5ab2" officeooo:paragraph-rsid="001f5ab2" style:font-size-asian="10pt" style:font-size-complex="10pt"/>
    </style:style>
    <style:style style:name="P3" style:family="paragraph" style:parent-style-name="Header">
      <style:text-properties fo:font-size="10pt" officeooo:rsid="001e94be" officeooo:paragraph-rsid="001e94be" style:font-size-asian="10pt" style:font-size-complex="10pt"/>
    </style:style>
    <style:style style:name="P4" style:family="paragraph" style:parent-style-name="Heading">
      <style:paragraph-properties fo:text-align="center" style:justify-single-word="false"/>
      <style:text-properties fo:font-size="20pt" style:font-size-asian="20pt" style:font-size-complex="20pt"/>
    </style:style>
    <style:style style:name="P5" style:family="paragraph" style:parent-style-name="Standard">
      <style:text-properties officeooo:rsid="001382b0" officeooo:paragraph-rsid="001382b0"/>
    </style:style>
    <style:style style:name="P6" style:family="paragraph" style:parent-style-name="Standard">
      <style:paragraph-properties fo:text-align="center" style:justify-single-word="false"/>
      <style:text-properties officeooo:rsid="001382b0" officeooo:paragraph-rsid="001382b0"/>
    </style:style>
    <style:style style:name="P7" style:family="paragraph" style:parent-style-name="Standard">
      <style:paragraph-properties fo:text-align="center" style:justify-single-word="false"/>
      <style:text-properties fo:font-size="32pt" officeooo:rsid="001382b0" officeooo:paragraph-rsid="00171668" style:font-size-asian="32pt" style:font-size-complex="32pt"/>
    </style:style>
    <style:style style:name="P8" style:family="paragraph" style:parent-style-name="Standard">
      <style:paragraph-properties fo:text-align="center" style:justify-single-word="false"/>
      <style:text-properties fo:font-size="32pt" officeooo:rsid="001382b0" officeooo:paragraph-rsid="001382b0" style:font-size-asian="32pt" style:font-size-complex="32pt"/>
    </style:style>
    <style:style style:name="P9" style:family="paragraph" style:parent-style-name="Standard">
      <style:paragraph-properties fo:text-align="center" style:justify-single-word="false"/>
      <style:text-properties fo:font-size="14pt" officeooo:rsid="001382b0" officeooo:paragraph-rsid="001382b0" style:font-size-asian="14pt" style:font-size-complex="14pt"/>
    </style:style>
    <style:style style:name="P10" style:family="paragraph" style:parent-style-name="Standard">
      <style:text-properties officeooo:rsid="002d6d47" officeooo:paragraph-rsid="002d6d47"/>
    </style:style>
    <style:style style:name="P11" style:family="paragraph" style:parent-style-name="Standard">
      <style:text-properties fo:font-size="18pt" officeooo:rsid="002d6d47" officeooo:paragraph-rsid="002d6d47"/>
    </style:style>
    <style:style style:name="P12" style:family="paragraph" style:parent-style-name="Standard">
      <style:text-properties officeooo:rsid="00d55376" officeooo:paragraph-rsid="00d55376"/>
    </style:style>
    <style:style style:name="P13" style:family="paragraph" style:parent-style-name="Standard">
      <style:text-properties officeooo:rsid="017e54f2" officeooo:paragraph-rsid="01884d48"/>
    </style:style>
    <style:style style:name="P14" style:family="paragraph" style:parent-style-name="Text_20_body">
      <style:text-properties officeooo:rsid="0025bbed" officeooo:paragraph-rsid="0025bbed"/>
    </style:style>
    <style:style style:name="P15" style:family="paragraph" style:parent-style-name="Text_20_body">
      <style:text-properties officeooo:rsid="00296990" officeooo:paragraph-rsid="00296990"/>
    </style:style>
    <style:style style:name="P16" style:family="paragraph" style:parent-style-name="Text_20_body">
      <style:text-properties officeooo:rsid="0031be9d" officeooo:paragraph-rsid="0031be9d"/>
    </style:style>
    <style:style style:name="P17" style:family="paragraph" style:parent-style-name="Text_20_body">
      <style:text-properties officeooo:rsid="0033dcab" officeooo:paragraph-rsid="0033dcab"/>
    </style:style>
    <style:style style:name="P18" style:family="paragraph" style:parent-style-name="Text_20_body">
      <style:text-properties officeooo:rsid="00356a6f" officeooo:paragraph-rsid="00356a6f"/>
    </style:style>
    <style:style style:name="P19" style:family="paragraph" style:parent-style-name="Text_20_body">
      <style:text-properties officeooo:rsid="00402535" officeooo:paragraph-rsid="00402535"/>
    </style:style>
    <style:style style:name="P20" style:family="paragraph" style:parent-style-name="Text_20_body">
      <style:text-properties officeooo:rsid="0031e67b" officeooo:paragraph-rsid="0031e67b"/>
    </style:style>
    <style:style style:name="P21" style:family="paragraph" style:parent-style-name="Text_20_body">
      <style:text-properties officeooo:rsid="0060d1bc" officeooo:paragraph-rsid="0060d1bc"/>
    </style:style>
    <style:style style:name="P22" style:family="paragraph" style:parent-style-name="Text_20_body">
      <style:text-properties officeooo:rsid="005c128c" officeooo:paragraph-rsid="005c128c"/>
    </style:style>
    <style:style style:name="P23" style:family="paragraph" style:parent-style-name="Text_20_body">
      <style:text-properties officeooo:rsid="003b8b0d" officeooo:paragraph-rsid="003b8b0d"/>
    </style:style>
    <style:style style:name="P24" style:family="paragraph" style:parent-style-name="Text_20_body">
      <style:text-properties officeooo:rsid="00dc2360" officeooo:paragraph-rsid="00dc2360"/>
    </style:style>
    <style:style style:name="P25" style:family="paragraph" style:parent-style-name="Text_20_body">
      <style:text-properties officeooo:rsid="0026a242" officeooo:paragraph-rsid="01c55cc8"/>
    </style:style>
    <style:style style:name="P26" style:family="paragraph" style:parent-style-name="Text_20_body">
      <style:text-properties officeooo:rsid="0030b475" officeooo:paragraph-rsid="016207ca"/>
    </style:style>
    <style:style style:name="P27" style:family="paragraph" style:parent-style-name="Text_20_body">
      <style:text-properties officeooo:rsid="016207ca" officeooo:paragraph-rsid="016207ca"/>
    </style:style>
    <style:style style:name="P28" style:family="paragraph" style:parent-style-name="Text_20_body">
      <style:text-properties officeooo:rsid="016418f0" officeooo:paragraph-rsid="016418f0"/>
    </style:style>
    <style:style style:name="P29" style:family="paragraph" style:parent-style-name="Text_20_body">
      <style:text-properties officeooo:rsid="016a264e" officeooo:paragraph-rsid="016a264e"/>
    </style:style>
    <style:style style:name="P30" style:family="paragraph" style:parent-style-name="Text_20_body">
      <style:text-properties officeooo:rsid="017125d3" officeooo:paragraph-rsid="017125d3"/>
    </style:style>
    <style:style style:name="P31" style:family="paragraph" style:parent-style-name="Text_20_body">
      <style:text-properties officeooo:rsid="017b0a3a" officeooo:paragraph-rsid="017b0a3a"/>
    </style:style>
    <style:style style:name="P32" style:family="paragraph" style:parent-style-name="Text_20_body">
      <style:text-properties officeooo:rsid="017e54f2" officeooo:paragraph-rsid="017e54f2"/>
    </style:style>
    <style:style style:name="P33" style:family="paragraph" style:parent-style-name="Text_20_body">
      <style:text-properties officeooo:rsid="01803ff2" officeooo:paragraph-rsid="01803ff2"/>
    </style:style>
    <style:style style:name="P34" style:family="paragraph" style:parent-style-name="Text_20_body">
      <style:text-properties officeooo:rsid="01803ff2" officeooo:paragraph-rsid="01884d48"/>
    </style:style>
    <style:style style:name="P35" style:family="paragraph" style:parent-style-name="Text_20_body">
      <style:text-properties officeooo:rsid="01828db4" officeooo:paragraph-rsid="01828db4"/>
    </style:style>
    <style:style style:name="P36" style:family="paragraph" style:parent-style-name="Text_20_body">
      <style:text-properties officeooo:rsid="0183a2e3" officeooo:paragraph-rsid="0183a2e3"/>
    </style:style>
    <style:style style:name="P37" style:family="paragraph" style:parent-style-name="Text_20_body">
      <style:text-properties officeooo:rsid="018418eb" officeooo:paragraph-rsid="018418eb"/>
    </style:style>
    <style:style style:name="P38" style:family="paragraph" style:parent-style-name="Text_20_body">
      <style:text-properties officeooo:rsid="01865e87" officeooo:paragraph-rsid="01865e87"/>
    </style:style>
    <style:style style:name="P39" style:family="paragraph" style:parent-style-name="Text_20_body">
      <style:text-properties officeooo:rsid="01884d48" officeooo:paragraph-rsid="01884d48"/>
    </style:style>
    <style:style style:name="P40" style:family="paragraph" style:parent-style-name="Text_20_body">
      <style:text-properties officeooo:rsid="018a54d0" officeooo:paragraph-rsid="018a54d0"/>
    </style:style>
    <style:style style:name="P41" style:family="paragraph" style:parent-style-name="Text_20_body">
      <style:text-properties officeooo:rsid="018e21c3" officeooo:paragraph-rsid="018e21c3"/>
    </style:style>
    <style:style style:name="P42" style:family="paragraph" style:parent-style-name="Text_20_body">
      <style:text-properties officeooo:rsid="018e2907" officeooo:paragraph-rsid="018e2907"/>
    </style:style>
    <style:style style:name="P43" style:family="paragraph" style:parent-style-name="Text_20_body">
      <style:text-properties officeooo:rsid="018ec850" officeooo:paragraph-rsid="018ec850"/>
    </style:style>
    <style:style style:name="P44" style:family="paragraph" style:parent-style-name="Text_20_body">
      <style:text-properties officeooo:rsid="018f8461" officeooo:paragraph-rsid="018f8461"/>
    </style:style>
    <style:style style:name="P45" style:family="paragraph" style:parent-style-name="Text_20_body">
      <style:text-properties officeooo:rsid="01907d0d" officeooo:paragraph-rsid="01907d0d"/>
    </style:style>
    <style:style style:name="P46" style:family="paragraph" style:parent-style-name="Text_20_body">
      <style:text-properties officeooo:rsid="00de9acf" officeooo:paragraph-rsid="00de9acf"/>
    </style:style>
    <style:style style:name="P47" style:family="paragraph" style:parent-style-name="Text_20_body">
      <style:text-properties officeooo:rsid="019a7349" officeooo:paragraph-rsid="019a7349"/>
    </style:style>
    <style:style style:name="P48" style:family="paragraph" style:parent-style-name="Text_20_body">
      <style:text-properties officeooo:rsid="01ab11df" officeooo:paragraph-rsid="01ab11df"/>
    </style:style>
    <style:style style:name="P49" style:family="paragraph" style:parent-style-name="Text_20_body">
      <style:text-properties officeooo:paragraph-rsid="01ab11df"/>
    </style:style>
    <style:style style:name="P50" style:family="paragraph" style:parent-style-name="Text_20_body">
      <style:text-properties officeooo:rsid="01addccf" officeooo:paragraph-rsid="01addccf"/>
    </style:style>
    <style:style style:name="P51" style:family="paragraph" style:parent-style-name="Text_20_body">
      <style:text-properties officeooo:rsid="01b12e6a" officeooo:paragraph-rsid="01b12e6a"/>
    </style:style>
    <style:style style:name="P52" style:family="paragraph" style:parent-style-name="Text_20_body">
      <style:text-properties officeooo:rsid="01e3d1de" officeooo:paragraph-rsid="01e3d1de"/>
    </style:style>
    <style:style style:name="P53" style:family="paragraph" style:parent-style-name="Text_20_body">
      <style:text-properties officeooo:rsid="01e5819d" officeooo:paragraph-rsid="01e5819d"/>
    </style:style>
    <style:style style:name="P54" style:family="paragraph" style:parent-style-name="Text_20_body">
      <style:text-properties officeooo:rsid="014e61e3" officeooo:paragraph-rsid="01e5819d"/>
    </style:style>
    <style:style style:name="P55" style:family="paragraph" style:parent-style-name="Text_20_body">
      <style:text-properties officeooo:rsid="01e6cae4" officeooo:paragraph-rsid="01e6cae4"/>
    </style:style>
    <style:style style:name="P56" style:family="paragraph" style:parent-style-name="Text_20_body">
      <style:text-properties officeooo:rsid="01e80684" officeooo:paragraph-rsid="01e80684"/>
    </style:style>
    <style:style style:name="P57" style:family="paragraph" style:parent-style-name="Text_20_body">
      <style:text-properties officeooo:rsid="01eb4881" officeooo:paragraph-rsid="01eb4881"/>
    </style:style>
    <style:style style:name="P58" style:family="paragraph" style:parent-style-name="Table_20_Contents">
      <style:text-properties officeooo:rsid="002d6d47" officeooo:paragraph-rsid="002d6d47"/>
    </style:style>
    <style:style style:name="P59" style:family="paragraph" style:parent-style-name="Table_20_Contents">
      <style:text-properties fo:font-weight="bold" officeooo:rsid="002d6d47" officeooo:paragraph-rsid="002d6d47" style:font-weight-asian="bold" style:font-weight-complex="bold"/>
    </style:style>
    <style:style style:name="P60" style:family="paragraph" style:parent-style-name="Table_20_Contents">
      <style:text-properties officeooo:rsid="006e6e6a" officeooo:paragraph-rsid="006e6e6a"/>
    </style:style>
    <style:style style:name="P61" style:family="paragraph" style:parent-style-name="Table_20_Contents">
      <style:text-properties officeooo:rsid="012c7f6f" officeooo:paragraph-rsid="012c7f6f"/>
    </style:style>
    <style:style style:name="P62" style:family="paragraph" style:parent-style-name="Table_20_Contents">
      <style:text-properties officeooo:rsid="012c7f6f" officeooo:paragraph-rsid="0132c89b"/>
    </style:style>
    <style:style style:name="P63" style:family="paragraph" style:parent-style-name="Table_20_Contents">
      <style:text-properties officeooo:rsid="01f81ae0" officeooo:paragraph-rsid="01f81ae0"/>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4">
      <style:paragraph-properties>
        <style:tab-stops>
          <style:tab-stop style:position="15.503cm" style:type="right" style:leader-style="dotted" style:leader-text="."/>
        </style:tab-stops>
      </style:paragraph-properties>
    </style:style>
    <style:style style:name="P68" style:family="paragraph" style:parent-style-name="Contents_20_5">
      <style:paragraph-properties>
        <style:tab-stops>
          <style:tab-stop style:position="15.004cm" style:type="right" style:leader-style="dotted" style:leader-text="."/>
        </style:tab-stops>
      </style:paragraph-properties>
    </style:style>
    <style:style style:name="P69" style:family="paragraph" style:parent-style-name="Standard" style:master-page-name="First_20_Page">
      <style:paragraph-properties style:page-number="auto"/>
      <style:text-properties fo:language="en" fo:country="US" officeooo:rsid="001382b0" officeooo:paragraph-rsid="001382b0"/>
    </style:style>
    <style:style style:name="P70" style:family="paragraph" style:parent-style-name="Standard" style:master-page-name="Early-Section">
      <style:paragraph-properties style:page-number="auto"/>
      <style:text-properties officeooo:rsid="001819c5" officeooo:paragraph-rsid="00246ae9"/>
    </style:style>
    <style:style style:name="P71" style:family="paragraph" style:parent-style-name="Standard">
      <style:text-properties fo:font-size="18pt" officeooo:rsid="002d6d47" officeooo:paragraph-rsid="002d6d47"/>
    </style:style>
    <style:style style:name="P72" style:family="paragraph" style:parent-style-name="Text_20_body" style:list-style-name="L1">
      <style:text-properties officeooo:rsid="016207ca" officeooo:paragraph-rsid="01c8ad38"/>
    </style:style>
    <style:style style:name="P73" style:family="paragraph" style:parent-style-name="Text_20_body" style:list-style-name="L5">
      <style:text-properties officeooo:rsid="016207ca" officeooo:paragraph-rsid="016207ca"/>
    </style:style>
    <style:style style:name="P74" style:family="paragraph" style:parent-style-name="Text_20_body" style:list-style-name="L1">
      <style:text-properties officeooo:rsid="01c55cc8" officeooo:paragraph-rsid="01c55cc8"/>
    </style:style>
    <style:style style:name="P75" style:family="paragraph" style:parent-style-name="Text_20_body">
      <style:text-properties officeooo:rsid="0026a242" officeooo:paragraph-rsid="01c55cc8"/>
    </style:style>
    <style:style style:name="P76" style:family="paragraph" style:parent-style-name="Text_20_body" style:list-style-name="L4">
      <style:text-properties officeooo:rsid="0026a242" officeooo:paragraph-rsid="004eb2da"/>
    </style:style>
    <style:style style:name="P77" style:family="paragraph" style:parent-style-name="Text_20_body" style:list-style-name="L2">
      <style:text-properties officeooo:rsid="0160274f" officeooo:paragraph-rsid="0160274f"/>
    </style:style>
    <style:style style:name="P78" style:family="paragraph" style:parent-style-name="Text_20_body" style:list-style-name="L3">
      <style:text-properties officeooo:rsid="01b270be" officeooo:paragraph-rsid="01b270be"/>
    </style:style>
    <style:style style:name="P79" style:family="paragraph" style:parent-style-name="Text_20_body" style:list-style-name="L6">
      <style:text-properties officeooo:rsid="016418f0" officeooo:paragraph-rsid="016418f0"/>
    </style:style>
    <style:style style:name="P80" style:family="paragraph" style:parent-style-name="Text_20_body" style:list-style-name="L6">
      <style:text-properties officeooo:rsid="0164f432" officeooo:paragraph-rsid="0164f432"/>
    </style:style>
    <style:style style:name="P81" style:family="paragraph" style:parent-style-name="Text_20_body" style:list-style-name="L6">
      <style:text-properties officeooo:rsid="0164f432" officeooo:paragraph-rsid="017125dc"/>
    </style:style>
    <style:style style:name="P82" style:family="paragraph" style:parent-style-name="Text_20_body" style:list-style-name="L6">
      <style:text-properties officeooo:rsid="016a264e" officeooo:paragraph-rsid="016a264e"/>
    </style:style>
    <style:style style:name="P83" style:family="paragraph" style:parent-style-name="Text_20_body" style:list-style-name="L6">
      <style:text-properties officeooo:rsid="016a264e" officeooo:paragraph-rsid="016c5725"/>
    </style:style>
    <style:style style:name="P84" style:family="paragraph" style:parent-style-name="Text_20_body" style:list-style-name="L6">
      <style:text-properties officeooo:rsid="016a264e" officeooo:paragraph-rsid="016d3822"/>
    </style:style>
    <style:style style:name="P85" style:family="paragraph" style:parent-style-name="Text_20_body" style:list-style-name="L6">
      <style:text-properties officeooo:rsid="016a264e" officeooo:paragraph-rsid="016e19ab"/>
    </style:style>
    <style:style style:name="P86" style:family="paragraph" style:parent-style-name="Text_20_body" style:list-style-name="L6">
      <style:text-properties officeooo:rsid="0166c904" officeooo:paragraph-rsid="0166c904"/>
    </style:style>
    <style:style style:name="P87" style:family="paragraph" style:parent-style-name="Text_20_body" style:list-style-name="L6">
      <style:text-properties officeooo:rsid="016771ca" officeooo:paragraph-rsid="016771ca"/>
    </style:style>
    <style:style style:name="P88" style:family="paragraph" style:parent-style-name="Text_20_body" style:list-style-name="L6">
      <style:text-properties officeooo:rsid="01686c39" officeooo:paragraph-rsid="01686c39"/>
    </style:style>
    <style:style style:name="P89" style:family="paragraph" style:parent-style-name="Text_20_body" style:list-style-name="L7">
      <style:text-properties officeooo:rsid="017125d3" officeooo:paragraph-rsid="017125d3"/>
    </style:style>
    <style:style style:name="P90" style:family="paragraph" style:parent-style-name="Text_20_body" style:list-style-name="L7">
      <style:text-properties officeooo:rsid="01729e14" officeooo:paragraph-rsid="01729e14"/>
    </style:style>
    <style:style style:name="P91" style:family="paragraph" style:parent-style-name="Text_20_body" style:list-style-name="L7">
      <style:text-properties officeooo:rsid="017125dc" officeooo:paragraph-rsid="017125dc"/>
    </style:style>
    <style:style style:name="P92" style:family="paragraph" style:parent-style-name="Text_20_body" style:list-style-name="L8">
      <style:text-properties officeooo:rsid="01907d0d" officeooo:paragraph-rsid="01907d0d"/>
    </style:style>
    <style:style style:name="P93" style:family="paragraph" style:parent-style-name="Text_20_body" style:list-style-name="L17">
      <style:text-properties officeooo:rsid="01907d0d" officeooo:paragraph-rsid="01907d0d"/>
    </style:style>
    <style:style style:name="P94" style:family="paragraph" style:parent-style-name="Text_20_body" style:list-style-name="L8">
      <style:text-properties officeooo:rsid="0191f0a4" officeooo:paragraph-rsid="0191f0a4"/>
    </style:style>
    <style:style style:name="P95" style:family="paragraph" style:parent-style-name="Text_20_body" style:list-style-name="L17">
      <style:text-properties officeooo:rsid="0191f0a4" officeooo:paragraph-rsid="0191f0a4"/>
    </style:style>
    <style:style style:name="P96" style:family="paragraph" style:parent-style-name="Text_20_body" style:list-style-name="L8">
      <style:text-properties officeooo:rsid="01a93349" officeooo:paragraph-rsid="01a93349"/>
    </style:style>
    <style:style style:name="P97" style:family="paragraph" style:parent-style-name="Text_20_body" style:list-style-name="L9">
      <style:text-properties officeooo:rsid="01b49867" officeooo:paragraph-rsid="01b49867"/>
    </style:style>
    <style:style style:name="P98" style:family="paragraph" style:parent-style-name="Text_20_body" style:list-style-name="L9">
      <style:text-properties officeooo:rsid="01b53601" officeooo:paragraph-rsid="01b53601"/>
    </style:style>
    <style:style style:name="P99" style:family="paragraph" style:parent-style-name="Text_20_body" style:list-style-name="L10">
      <style:text-properties officeooo:rsid="01938497" officeooo:paragraph-rsid="01938497"/>
    </style:style>
    <style:style style:name="P100" style:family="paragraph" style:parent-style-name="Text_20_body" style:list-style-name="L10">
      <style:text-properties officeooo:rsid="01da392e" officeooo:paragraph-rsid="01da392e"/>
    </style:style>
    <style:style style:name="P101" style:family="paragraph" style:parent-style-name="Text_20_body" style:list-style-name="L10">
      <style:text-properties officeooo:rsid="01daa0b7" officeooo:paragraph-rsid="01daa0b7"/>
    </style:style>
    <style:style style:name="P102" style:family="paragraph" style:parent-style-name="Text_20_body" style:list-style-name="L10">
      <style:text-properties officeooo:rsid="01dbf89e" officeooo:paragraph-rsid="01dbf89e"/>
    </style:style>
    <style:style style:name="P103" style:family="paragraph" style:parent-style-name="Text_20_body" style:list-style-name="L10">
      <style:text-properties officeooo:rsid="01ddf5cc" officeooo:paragraph-rsid="01ddf5cc"/>
    </style:style>
    <style:style style:name="P104" style:family="paragraph" style:parent-style-name="Text_20_body" style:list-style-name="L10">
      <style:text-properties officeooo:rsid="0031be9d" officeooo:paragraph-rsid="0031be9d"/>
    </style:style>
    <style:style style:name="P105" style:family="paragraph" style:parent-style-name="Text_20_body" style:list-style-name="L10">
      <style:text-properties officeooo:rsid="01df1119" officeooo:paragraph-rsid="01df1119"/>
    </style:style>
    <style:style style:name="P106" style:family="paragraph" style:parent-style-name="Text_20_body" style:list-style-name="L10">
      <style:text-properties officeooo:rsid="01df9873" officeooo:paragraph-rsid="01df9873"/>
    </style:style>
    <style:style style:name="P107" style:family="paragraph" style:parent-style-name="Text_20_body" style:list-style-name="L10">
      <style:text-properties officeooo:rsid="01e12483" officeooo:paragraph-rsid="01e12483"/>
    </style:style>
    <style:style style:name="P108" style:family="paragraph" style:parent-style-name="Text_20_body" style:list-style-name="L11">
      <style:text-properties officeooo:rsid="01a741cd" officeooo:paragraph-rsid="01a741cd"/>
    </style:style>
    <style:style style:name="P109" style:family="paragraph" style:parent-style-name="Text_20_body" style:list-style-name="L11">
      <style:text-properties officeooo:rsid="0033dcab" officeooo:paragraph-rsid="0033dcab"/>
    </style:style>
    <style:style style:name="P110" style:family="paragraph" style:parent-style-name="Text_20_body" style:list-style-name="L11">
      <style:text-properties officeooo:rsid="01bb66fe" officeooo:paragraph-rsid="0033dcab"/>
    </style:style>
    <style:style style:name="P111" style:family="paragraph" style:parent-style-name="Text_20_body" style:list-style-name="L12">
      <style:text-properties officeooo:rsid="019d8cc1" officeooo:paragraph-rsid="019d8cc1"/>
    </style:style>
    <style:style style:name="P112" style:family="paragraph" style:parent-style-name="Text_20_body" style:list-style-name="L13">
      <style:text-properties officeooo:rsid="019bdfa6" officeooo:paragraph-rsid="019bdfa6"/>
    </style:style>
    <style:style style:name="P113" style:family="paragraph" style:parent-style-name="Text_20_body" style:list-style-name="L13">
      <style:text-properties officeooo:rsid="01d8df89" officeooo:paragraph-rsid="01d8df89"/>
    </style:style>
    <style:style style:name="P114" style:family="paragraph" style:parent-style-name="Text_20_body" style:list-style-name="L14">
      <style:text-properties officeooo:rsid="003ab66a" officeooo:paragraph-rsid="003ab66a"/>
    </style:style>
    <style:style style:name="P115" style:family="paragraph" style:parent-style-name="Text_20_body" style:list-style-name="L15">
      <style:text-properties officeooo:rsid="003c45fd" officeooo:paragraph-rsid="003c45fd"/>
    </style:style>
    <style:style style:name="P116" style:family="paragraph" style:parent-style-name="Text_20_body" style:list-style-name="L16">
      <style:text-properties officeooo:rsid="0043664d" officeooo:paragraph-rsid="0043664d"/>
    </style:style>
    <style:style style:name="P117" style:family="paragraph" style:parent-style-name="Text_20_body" style:list-style-name="L16">
      <style:text-properties officeooo:rsid="01a05ffa" officeooo:paragraph-rsid="01a05ffa"/>
    </style:style>
    <style:style style:name="P118" style:family="paragraph" style:parent-style-name="Text_20_body" style:list-style-name="L17">
      <style:text-properties officeooo:rsid="018ab49d" officeooo:paragraph-rsid="018ab49d"/>
    </style:style>
    <style:style style:name="P119" style:family="paragraph" style:parent-style-name="Text_20_body" style:list-style-name="L17">
      <style:text-properties officeooo:rsid="01e1acde" officeooo:paragraph-rsid="01e1acde"/>
    </style:style>
    <style:style style:name="P120" style:family="paragraph" style:parent-style-name="Heading_20_1">
      <style:text-properties officeooo:paragraph-rsid="002d6d47"/>
    </style:style>
    <style:style style:name="P121" style:family="paragraph" style:parent-style-name="Heading_20_1">
      <style:text-properties officeooo:paragraph-rsid="00d8c529"/>
    </style:style>
    <style:style style:name="P122" style:family="paragraph" style:parent-style-name="Heading_20_1">
      <style:text-properties officeooo:paragraph-rsid="0199041a"/>
    </style:style>
    <style:style style:name="P123" style:family="paragraph" style:parent-style-name="Heading_20_1">
      <style:text-properties officeooo:paragraph-rsid="0084187a"/>
    </style:style>
    <style:style style:name="P124" style:family="paragraph" style:parent-style-name="Heading_20_1" style:master-page-name="Main-Content">
      <style:paragraph-properties style:page-number="1"/>
    </style:style>
    <style:style style:name="P125" style:family="paragraph" style:parent-style-name="Heading_20_3">
      <style:text-properties officeooo:paragraph-rsid="00da8045"/>
    </style:style>
    <style:style style:name="P126" style:family="paragraph" style:parent-style-name="Heading_20_2">
      <style:text-properties officeooo:rsid="002fd33d" officeooo:paragraph-rsid="002fd33d"/>
    </style:style>
    <style:style style:name="P127" style:family="paragraph" style:parent-style-name="Heading_20_2">
      <style:text-properties officeooo:rsid="01e3d1de" officeooo:paragraph-rsid="01e3d1de"/>
    </style:style>
    <style:style style:name="P128" style:family="paragraph" style:parent-style-name="Heading_20_4">
      <style:text-properties officeooo:paragraph-rsid="0179ce26"/>
    </style:style>
    <style:style style:name="P129" style:family="paragraph" style:parent-style-name="Heading_20_5">
      <style:text-properties officeooo:paragraph-rsid="018418eb"/>
    </style:style>
    <style:style style:name="T1" style:family="text">
      <style:text-properties officeooo:rsid="0025bbed"/>
    </style:style>
    <style:style style:name="T2" style:family="text">
      <style:text-properties officeooo:rsid="01d25e15"/>
    </style:style>
    <style:style style:name="T3" style:family="text">
      <style:text-properties officeooo:rsid="001382b0"/>
    </style:style>
    <style:style style:name="T4" style:family="text">
      <style:text-properties officeooo:rsid="0026a242"/>
    </style:style>
    <style:style style:name="T5" style:family="text">
      <style:text-properties officeooo:rsid="0068ad4b"/>
    </style:style>
    <style:style style:name="T6" style:family="text">
      <style:text-properties officeooo:rsid="00dc3f0d"/>
    </style:style>
    <style:style style:name="T7" style:family="text">
      <style:text-properties officeooo:rsid="00dff72f"/>
    </style:style>
    <style:style style:name="T8" style:family="text">
      <style:text-properties officeooo:rsid="00ff2fa4"/>
    </style:style>
    <style:style style:name="T9" style:family="text">
      <style:text-properties officeooo:rsid="0101dc18"/>
    </style:style>
    <style:style style:name="T10" style:family="text">
      <style:text-properties officeooo:rsid="013a9336"/>
    </style:style>
    <style:style style:name="T11" style:family="text">
      <style:text-properties officeooo:rsid="0159f42e"/>
    </style:style>
    <style:style style:name="T12" style:family="text">
      <style:text-properties officeooo:rsid="015bc896"/>
    </style:style>
    <style:style style:name="T13" style:family="text">
      <style:text-properties officeooo:rsid="015e2f33"/>
    </style:style>
    <style:style style:name="T14" style:family="text">
      <style:text-properties officeooo:rsid="016207ca"/>
    </style:style>
    <style:style style:name="T15" style:family="text">
      <style:text-properties officeooo:rsid="016771ca"/>
    </style:style>
    <style:style style:name="T16" style:family="text">
      <style:text-properties officeooo:rsid="016a264e"/>
    </style:style>
    <style:style style:name="T17" style:family="text">
      <style:text-properties officeooo:rsid="016c09aa"/>
    </style:style>
    <style:style style:name="T18" style:family="text">
      <style:text-properties officeooo:rsid="016c5725"/>
    </style:style>
    <style:style style:name="T19" style:family="text">
      <style:text-properties officeooo:rsid="016d3822"/>
    </style:style>
    <style:style style:name="T20" style:family="text">
      <style:text-properties officeooo:rsid="016e19ab"/>
    </style:style>
    <style:style style:name="T21" style:family="text">
      <style:text-properties style:text-position="super 58%"/>
    </style:style>
    <style:style style:name="T22" style:family="text">
      <style:text-properties style:text-position="super 58%" officeooo:rsid="016e19ab"/>
    </style:style>
    <style:style style:name="T23" style:family="text">
      <style:text-properties style:text-position="super 58%" officeooo:rsid="01803ff2"/>
    </style:style>
    <style:style style:name="T24" style:family="text">
      <style:text-properties style:text-position="super 58%" officeooo:rsid="01884d48"/>
    </style:style>
    <style:style style:name="T25" style:family="text">
      <style:text-properties officeooo:rsid="017125dc"/>
    </style:style>
    <style:style style:name="T26" style:family="text">
      <style:text-properties officeooo:rsid="01803ff2"/>
    </style:style>
    <style:style style:name="T27" style:family="text">
      <style:text-properties officeooo:rsid="0180ece3"/>
    </style:style>
    <style:style style:name="T28" style:family="text">
      <style:text-properties officeooo:rsid="0184cef7"/>
    </style:style>
    <style:style style:name="T29" style:family="text">
      <style:text-properties officeooo:rsid="01884d48"/>
    </style:style>
    <style:style style:name="T30" style:family="text">
      <style:text-properties officeooo:rsid="018b7ad5"/>
    </style:style>
    <style:style style:name="T31" style:family="text">
      <style:text-properties officeooo:rsid="0192690d"/>
    </style:style>
    <style:style style:name="T32" style:family="text">
      <style:text-properties officeooo:rsid="01938497"/>
    </style:style>
    <style:style style:name="T33" style:family="text">
      <style:text-properties officeooo:rsid="01993926"/>
    </style:style>
    <style:style style:name="T34" style:family="text">
      <style:text-properties officeooo:rsid="019a7349"/>
    </style:style>
    <style:style style:name="T35" style:family="text">
      <style:text-properties officeooo:rsid="019a748a"/>
    </style:style>
    <style:style style:name="T36" style:family="text">
      <style:text-properties officeooo:rsid="01a1464d"/>
    </style:style>
    <style:style style:name="T37" style:family="text">
      <style:text-properties officeooo:rsid="01a4bbfd"/>
    </style:style>
    <style:style style:name="T38" style:family="text">
      <style:text-properties officeooo:rsid="01a741cd"/>
    </style:style>
    <style:style style:name="T39" style:family="text">
      <style:text-properties officeooo:rsid="01ac8c00"/>
    </style:style>
    <style:style style:name="T40" style:family="text">
      <style:text-properties officeooo:rsid="01bc63aa"/>
    </style:style>
    <style:style style:name="T41" style:family="text">
      <style:text-properties officeooo:rsid="01c55cc8"/>
    </style:style>
    <style:style style:name="T42" style:family="text">
      <style:text-properties officeooo:rsid="01c731d2"/>
    </style:style>
    <style:style style:name="T43" style:family="text">
      <style:text-properties officeooo:rsid="01cac6c4"/>
    </style:style>
    <style:style style:name="T44" style:family="text">
      <style:text-properties officeooo:rsid="01cc8ab5"/>
    </style:style>
    <style:style style:name="T45" style:family="text">
      <style:text-properties officeooo:rsid="01d14af0"/>
    </style:style>
    <style:style style:name="T46" style:family="text">
      <style:text-properties officeooo:rsid="01d1ae96"/>
    </style:style>
    <style:style style:name="T47" style:family="text">
      <style:text-properties officeooo:rsid="01d56183"/>
    </style:style>
    <style:style style:name="T48" style:family="text">
      <style:text-properties officeooo:rsid="01d5d61f"/>
    </style:style>
    <style:style style:name="T49" style:family="text">
      <style:text-properties officeooo:rsid="01d779f6"/>
    </style:style>
    <style:style style:name="T50" style:family="text">
      <style:text-properties officeooo:rsid="01d861b9"/>
    </style:style>
    <style:style style:name="T51" style:family="text">
      <style:text-properties officeooo:rsid="01dbf89e"/>
    </style:style>
    <style:style style:name="T52" style:family="text">
      <style:text-properties officeooo:rsid="01dd7f00"/>
    </style:style>
    <style:style style:name="T53" style:family="text">
      <style:text-properties officeooo:rsid="01e3d1de"/>
    </style:style>
    <style:style style:name="T54" style:family="text">
      <style:text-properties officeooo:rsid="01f12e78"/>
    </style:style>
    <style:style style:name="T55" style:family="text">
      <style:text-properties officeooo:rsid="01f270ba"/>
    </style:style>
    <style:style style:name="T56" style:family="text">
      <style:text-properties officeooo:rsid="01f4ca00"/>
    </style:style>
    <style:style style:name="T57" style:family="text">
      <style:text-properties officeooo:rsid="01f67ddb"/>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7">Software Requirements </text:p>
      <text:p text:style-name="P7">Specification </text:p>
      <text:p text:style-name="P6"/>
      <text:p text:style-name="P4">for </text:p>
      <text:p text:style-name="P6"/>
      <text:p text:style-name="P8">Portea <text:span text:style-name="T11">Coupon System</text:span></text:p>
      <text:p text:style-name="P6"/>
      <text:p text:style-name="P9"/>
      <text:p text:style-name="P9"/>
      <text:p text:style-name="P9"/>
      <text:p text:style-name="P9"/>
      <text:p text:style-name="P9"/>
      <text:p text:style-name="P9"/>
      <text:p text:style-name="P9"/>
      <text:p text:style-name="P9"/>
      <text:p text:style-name="P9"/>
      <text:p text:style-name="P9"/>
      <text:p text:style-name="P9">Version 0.<text:span text:style-name="T11">1</text:span> </text:p>
      <text:p text:style-name="P9"/>
      <text:p text:style-name="P9">Portea Medical </text:p>
      <text:p text:style-name="P6"/>
      <text:p text:style-name="P5"/>
      <text:p text:style-name="P5"/>
      <text:p text:style-name="P7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4"><text:a xlink:type="simple" xlink:href="#__RefHeading__599_193287170" text:style-name="Index_20_Link" text:visited-style-name="Index_20_Link">1 Introduction<text:tab/>1</text:a></text:p>
          <text:p text:style-name="P65"><text:a xlink:type="simple" xlink:href="#__RefHeading__376_193287170" text:style-name="Index_20_Link" text:visited-style-name="Index_20_Link">1.1 Purpose<text:tab/>1</text:a></text:p>
          <text:p text:style-name="P65"><text:a xlink:type="simple" xlink:href="#__RefHeading__378_193287170" text:style-name="Index_20_Link" text:visited-style-name="Index_20_Link">1.2 Scope<text:tab/>1</text:a></text:p>
          <text:p text:style-name="P65"><text:a xlink:type="simple" xlink:href="#__RefHeading__380_193287170" text:style-name="Index_20_Link" text:visited-style-name="Index_20_Link">1.3 References<text:tab/>1</text:a></text:p>
          <text:p text:style-name="P64"><text:a xlink:type="simple" xlink:href="#__RefHeading__151_193287170" text:style-name="Index_20_Link" text:visited-style-name="Index_20_Link">2 Overall Description<text:tab/>1</text:a></text:p>
          <text:p text:style-name="P65"><text:a xlink:type="simple" xlink:href="#__RefHeading__793_193287170" text:style-name="Index_20_Link" text:visited-style-name="Index_20_Link">2.1 Product Perspective<text:tab/>1</text:a></text:p>
          <text:p text:style-name="P66"><text:a xlink:type="simple" xlink:href="#__RefHeading__1469_831931739" text:style-name="Index_20_Link" text:visited-style-name="Index_20_Link">2.1.1 Business Domain Entities<text:tab/>2</text:a></text:p>
          <text:p text:style-name="P67"><text:a xlink:type="simple" xlink:href="#__RefHeading__1461_831931739" text:style-name="Index_20_Link" text:visited-style-name="Index_20_Link">2.1.1.1 Coupon<text:tab/>2</text:a></text:p>
          <text:p text:style-name="P67"><text:a xlink:type="simple" xlink:href="#__RefHeading__1463_831931739" text:style-name="Index_20_Link" text:visited-style-name="Index_20_Link">2.1.1.2 Coupon Code<text:tab/>3</text:a></text:p>
          <text:p text:style-name="P67"><text:a xlink:type="simple" xlink:href="#__RefHeading__1471_831931739" text:style-name="Index_20_Link" text:visited-style-name="Index_20_Link">2.1.1.3 Coupon Application Type<text:tab/>4</text:a></text:p>
          <text:p text:style-name="P68"><text:a xlink:type="simple" xlink:href="#__RefHeading__1511_831931739" text:style-name="Index_20_Link" text:visited-style-name="Index_20_Link">NTH-TIME<text:tab/>4</text:a></text:p>
          <text:p text:style-name="P68"><text:a xlink:type="simple" xlink:href="#__RefHeading__1513_831931739" text:style-name="Index_20_Link" text:visited-style-name="Index_20_Link">ONE-TIME<text:tab/>4</text:a></text:p>
          <text:p text:style-name="P68"><text:a xlink:type="simple" xlink:href="#__RefHeading__1515_831931739" text:style-name="Index_20_Link" text:visited-style-name="Index_20_Link">ONE-TIME-PER-USER<text:tab/>4</text:a></text:p>
          <text:p text:style-name="P68"><text:a xlink:type="simple" xlink:href="#__RefHeading__1517_831931739" text:style-name="Index_20_Link" text:visited-style-name="Index_20_Link">ONE-TIME-PER-USER-FIFO<text:tab/>4</text:a></text:p>
          <text:p text:style-name="P68"><text:a xlink:type="simple" xlink:href="#__RefHeading__1519_831931739" text:style-name="Index_20_Link" text:visited-style-name="Index_20_Link">MANY-TIMES<text:tab/>4</text:a></text:p>
          <text:p text:style-name="P68"><text:a xlink:type="simple" xlink:href="#__RefHeading__1521_831931739" text:style-name="Index_20_Link" text:visited-style-name="Index_20_Link">NTH-TIME-PER-SUBSCRIPTION<text:tab/>4</text:a></text:p>
          <text:p text:style-name="P68"><text:a xlink:type="simple" xlink:href="#__RefHeading__1523_831931739" text:style-name="Index_20_Link" text:visited-style-name="Index_20_Link">NTH-TIME-AB-PER-SUBSCRIPTION<text:tab/>5</text:a></text:p>
          <text:p text:style-name="P67"><text:a xlink:type="simple" xlink:href="#__RefHeading__1473_831931739" text:style-name="Index_20_Link" text:visited-style-name="Index_20_Link">2.1.1.4 Coupon Actor Type<text:tab/>5</text:a></text:p>
          <text:p text:style-name="P68"><text:a xlink:type="simple" xlink:href="#__RefHeading__1607_831931739" text:style-name="Index_20_Link" text:visited-style-name="Index_20_Link">STAFF<text:tab/>5</text:a></text:p>
          <text:p text:style-name="P68"><text:a xlink:type="simple" xlink:href="#__RefHeading__1609_831931739" text:style-name="Index_20_Link" text:visited-style-name="Index_20_Link">CUSTOMER<text:tab/>5</text:a></text:p>
          <text:p text:style-name="P67"><text:a xlink:type="simple" xlink:href="#__RefHeading__1475_831931739" text:style-name="Index_20_Link" text:visited-style-name="Index_20_Link">2.1.1.5 Coupon Discount Rule<text:tab/>5</text:a></text:p>
          <text:p text:style-name="P68"><text:a xlink:type="simple" xlink:href="#__RefHeading__1611_831931739" text:style-name="Index_20_Link" text:visited-style-name="Index_20_Link">FLAT<text:tab/>5</text:a></text:p>
          <text:p text:style-name="P68"><text:a xlink:type="simple" xlink:href="#__RefHeading__1613_831931739" text:style-name="Index_20_Link" text:visited-style-name="Index_20_Link">PERCENTAGE<text:tab/>5</text:a></text:p>
          <text:p text:style-name="P66"><text:a xlink:type="simple" xlink:href="#__RefHeading__1477_831931739" text:style-name="Index_20_Link" text:visited-style-name="Index_20_Link">2.1.2 Coupon Discount Request Process<text:tab/>5</text:a></text:p>
          <text:p text:style-name="P67"><text:a xlink:type="simple" xlink:href="#__RefHeading__1619_831931739" text:style-name="Index_20_Link" text:visited-style-name="Index_20_Link">2.1.2.1 Creating discount request<text:tab/>6</text:a></text:p>
          <text:p text:style-name="P67"><text:a xlink:type="simple" xlink:href="#__RefHeading__1621_831931739" text:style-name="Index_20_Link" text:visited-style-name="Index_20_Link">2.1.2.2 Applying discount request<text:tab/>6</text:a></text:p>
          <text:p text:style-name="P67"><text:a xlink:type="simple" xlink:href="#__RefHeading__1623_831931739" text:style-name="Index_20_Link" text:visited-style-name="Index_20_Link">2.1.2.3 Commiting discount request<text:tab/>7</text:a></text:p>
          <text:p text:style-name="P66"><text:a xlink:type="simple" xlink:href="#__RefHeading__1479_831931739" text:style-name="Index_20_Link" text:visited-style-name="Index_20_Link">2.1.3 Important Business Rules<text:tab/>7</text:a></text:p>
          <text:p text:style-name="P65"><text:a xlink:type="simple" xlink:href="#__RefHeading__382_193287170" text:style-name="Index_20_Link" text:visited-style-name="Index_20_Link">2.2 Product Functions<text:tab/>7</text:a></text:p>
          <text:p text:style-name="P65"><text:a xlink:type="simple" xlink:href="#__RefHeading__384_193287170" text:style-name="Index_20_Link" text:visited-style-name="Index_20_Link">2.3 User classes and characteristics<text:tab/>8</text:a></text:p>
          <text:p text:style-name="P65"><text:a xlink:type="simple" xlink:href="#__RefHeading__386_193287170" text:style-name="Index_20_Link" text:visited-style-name="Index_20_Link">2.4 Operating Environment<text:tab/>8</text:a></text:p>
          <text:p text:style-name="P65"><text:a xlink:type="simple" xlink:href="#__RefHeading__388_193287170" text:style-name="Index_20_Link" text:visited-style-name="Index_20_Link">2.5 Design and Implementation Constraints<text:tab/>8</text:a></text:p>
          <text:p text:style-name="P65"><text:a xlink:type="simple" xlink:href="#__RefHeading__390_193287170" text:style-name="Index_20_Link" text:visited-style-name="Index_20_Link">2.6 Assumptions and Dependencies<text:tab/>8</text:a></text:p>
          <text:p text:style-name="P64"><text:a xlink:type="simple" xlink:href="#__RefHeading__153_193287170" text:style-name="Index_20_Link" text:visited-style-name="Index_20_Link">3 External Interface Requirements<text:tab/>8</text:a></text:p>
          <text:p text:style-name="P65"><text:a xlink:type="simple" xlink:href="#__RefHeading__392_193287170" text:style-name="Index_20_Link" text:visited-style-name="Index_20_Link">3.1 Software Interfaces<text:tab/>8</text:a></text:p>
          <text:p text:style-name="P65"><text:a xlink:type="simple" xlink:href="#__RefHeading__394_193287170" text:style-name="Index_20_Link" text:visited-style-name="Index_20_Link">3.2 Communications Interfaces<text:tab/>9</text:a></text:p>
          <text:p text:style-name="P65"><text:a xlink:type="simple" xlink:href="#__RefHeading__396_193287170" text:style-name="Index_20_Link" text:visited-style-name="Index_20_Link">3.3 Hardware Interfaces<text:tab/>9</text:a></text:p>
          <text:p text:style-name="P64"><text:a xlink:type="simple" xlink:href="#__RefHeading__1215_967459232" text:style-name="Index_20_Link" text:visited-style-name="Index_20_Link">4 System Features<text:tab/>9</text:a></text:p>
          <text:p text:style-name="P65"><text:a xlink:type="simple" xlink:href="#__RefHeading__1217_967459232" text:style-name="Index_20_Link" text:visited-style-name="Index_20_Link">4.1 General<text:tab/>9</text:a></text:p>
          <text:p text:style-name="P66"><text:a xlink:type="simple" xlink:href="#__RefHeading__911_1155581594" text:style-name="Index_20_Link" text:visited-style-name="Index_20_Link">4.1.1 Login<text:tab/>9</text:a></text:p>
          <text:p text:style-name="P66"><text:a xlink:type="simple" xlink:href="#__RefHeading__913_1155581594" text:style-name="Index_20_Link" text:visited-style-name="Index_20_Link">4.1.2 Logout<text:tab/>9</text:a></text:p>
          <text:p text:style-name="P64"><text:a xlink:type="simple" xlink:href="#__RefHeading__157_193287170" text:style-name="Index_20_Link" text:visited-style-name="Index_20_Link">5 Other Nonfunctional Requirements<text:tab/>9</text:a></text:p>
          <text:p text:style-name="P64"><text:a xlink:type="simple" xlink:href="#__RefHeading__159_193287170" text:style-name="Index_20_Link" text:visited-style-name="Index_20_Link">6 Other Requirements<text:tab/>9</text:a></text:p>
          <text:p text:style-name="P64"><text:a xlink:type="simple" xlink:href="#__RefHeading__161_193287170" text:style-name="Index_20_Link" text:visited-style-name="Index_20_Link">7 Appendix A: Glossary<text:tab/>9</text:a></text:p>
          <text:p text:style-name="P64"><text:a xlink:type="simple" xlink:href="#__RefHeading__163_193287170" text:style-name="Index_20_Link" text:visited-style-name="Index_20_Link">8 Appendix B: Analysis Models<text:tab/>9</text:a></text:p>
          <text:p text:style-name="P64"><text:a xlink:type="simple" xlink:href="#__RefHeading__4108_1206721304" text:style-name="Index_20_Link" text:visited-style-name="Index_20_Link">9 Appendix D: Configuration Parameters<text:tab/>10</text:a></text:p>
          <text:p text:style-name="P64"><text:a xlink:type="simple" xlink:href="#__RefHeading__165_193287170" text:style-name="Index_20_Link" text:visited-style-name="Index_20_Link">10 Appendix C: To Be Determined List<text:tab/>10</text:a></text:p>
        </text:index-body>
      </text:table-of-content>
      <text:p text:style-name="P11"><text:soft-page-break/>Revision History</text:p>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Name</text:p>
          </table:table-cell>
          <table:table-cell table:style-name="Table1.A1" office:value-type="string">
            <text:p text:style-name="P59">Date</text:p>
          </table:table-cell>
          <table:table-cell table:style-name="Table1.A1" office:value-type="string">
            <text:p text:style-name="P59">Reason for changes</text:p>
          </table:table-cell>
          <table:table-cell table:style-name="Table1.D1" office:value-type="string">
            <text:p text:style-name="P59">Version</text:p>
          </table:table-cell>
        </table:table-row>
        <table:table-row>
          <table:table-cell table:style-name="Table1.A2" office:value-type="string">
            <text:p text:style-name="P58">Ravi K Sinha</text:p>
          </table:table-cell>
          <table:table-cell table:style-name="Table1.A2" office:value-type="string">
            <text:p text:style-name="P63">3 Dec 2015</text:p>
          </table:table-cell>
          <table:table-cell table:style-name="Table1.A2" office:value-type="string">
            <text:p text:style-name="P58">Initial version. <text:span text:style-name="T12">Incorporates changes as per discussion after first initial implementation</text:span></text:p>
          </table:table-cell>
          <table:table-cell table:style-name="Table1.D2" office:value-type="string">
            <text:p text:style-name="P58">0.1</text:p>
          </table:table-cell>
        </table:table-row>
        <table:table-row>
          <table:table-cell table:style-name="Table1.A2" office:value-type="string">
            <text:p text:style-name="P60"/>
          </table:table-cell>
          <table:table-cell table:style-name="Table1.A2" office:value-type="string">
            <text:p text:style-name="P60"/>
          </table:table-cell>
          <table:table-cell table:style-name="Table1.A2" office:value-type="string">
            <text:p text:style-name="P60"/>
          </table:table-cell>
          <table:table-cell table:style-name="Table1.D2" office:value-type="string">
            <text:p text:style-name="P60"/>
          </table:table-cell>
        </table:table-row>
        <table:table-row>
          <table:table-cell table:style-name="Table1.A2" office:value-type="string">
            <text:p text:style-name="P61"/>
          </table:table-cell>
          <table:table-cell table:style-name="Table1.A2" office:value-type="string">
            <text:p text:style-name="Table_20_Contents"/>
          </table:table-cell>
          <table:table-cell table:style-name="Table1.A2" office:value-type="string">
            <text:p text:style-name="P62"/>
          </table:table-cell>
          <table:table-cell table:style-name="Table1.D2" office:value-type="string">
            <text:p text:style-name="P61"/>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
      <text:h text:style-name="P124" text:outline-level="1"><text:bookmark-start text:name="__RefHeading__599_193287170"/>Introduction <text:bookmark-end text:name="__RefHeading__599_193287170"/></text:h>
      <text:h text:style-name="Heading_20_2" text:outline-level="2"><text:bookmark-start text:name="__RefHeading__376_193287170"/>Purpose <text:bookmark-end text:name="__RefHeading__376_193287170"/></text:h>
      <text:p text:style-name="P14">This document provides the <text:span text:style-name="T4">requirements and scope for Portea Coupon System to be developed for Portea Medical.</text:span></text:p>
      <text:h text:style-name="Heading_20_2" text:outline-level="2"><text:bookmark-start text:name="__RefHeading__378_193287170"/>Scope <text:bookmark-end text:name="__RefHeading__378_193287170"/></text:h>
      <text:p text:style-name="P25">Portea <text:span text:style-name="T13">Coupon System </text:span>will be developed <text:span text:style-name="T41">and will have following sub-systems</text:span></text:p>
      <text:list xml:id="list4935283728558493302" text:style-name="L1">
        <text:list-item>
          <text:p text:style-name="P72"><text:span text:style-name="T42">Coupon web-service accessible through </text:span>REST API</text:p>
        </text:list-item>
        <text:list-item>
          <text:p text:style-name="P74">Core coupon e<text:span text:style-name="T4">ngine </text:span></text:p>
        </text:list-item>
        <text:list-item>
          <text:p text:style-name="P74">Web-based Coupon Management Application <text:span text:style-name="T4">that may be used for creation and management of the coupons. </text:span></text:p>
        </text:list-item>
      </text:list>
      <text:p text:style-name="P25">The scope includes the following general functions</text:p>
      <text:list xml:id="list7819929899557134858" text:style-name="L2">
        <text:list-item>
          <text:p text:style-name="P77">TODO</text:p>
        </text:list-item>
      </text:list>
      <text:p text:style-name="P15">Following is not part of the scope.</text:p>
      <text:list xml:id="list5585472475022577756" text:style-name="L3">
        <text:list-item>
          <text:p text:style-name="P78">Coupons such as BOGO (Buy One &amp; Get One) and its variations</text:p>
        </text:list-item>
        <text:list-item>
          <text:p text:style-name="P78">Discount breakup information</text:p>
        </text:list-item>
      </text:list>
      <text:h text:style-name="Heading_20_2" text:outline-level="2"><text:bookmark-start text:name="__RefHeading__380_193287170"/>References <text:bookmark-end text:name="__RefHeading__380_193287170"/></text:h>
      <text:list xml:id="list5154243947667987263" text:style-name="L4">
        <text:list-item>
          <text:p text:style-name="P76">Discussions with Dalip Singh Negi</text:p>
        </text:list-item>
      </text:list>
      <text:h text:style-name="P120" text:outline-level="1"><text:bookmark-start text:name="__RefHeading__151_193287170"/>Overall Description <text:bookmark-end text:name="__RefHeading__151_193287170"/></text:h>
      <text:h text:style-name="P126" text:outline-level="2"><text:bookmark-start text:name="__RefHeading__793_193287170"/>Product Perspective<text:bookmark-end text:name="__RefHeading__793_193287170"/></text:h>
      <text:p text:style-name="P21">Portea <text:span text:style-name="T14">coupon system</text:span> is being developed <text:span text:style-name="T14">to create a unified plaform for Portea using which coupons can be created, managed and used.</text:span></text:p>
      <text:p text:style-name="P26">Portea <text:span text:style-name="T14">Coupon system</text:span> will be a separate system <text:span text:style-name="T14">consisting of following sub-systems</text:span></text:p>
      <text:list xml:id="list819998147612920898" text:style-name="L5">
        <text:list-item>
          <text:p text:style-name="P73">Core Coupon Engine</text:p>
        </text:list-item>
        <text:list-item>
          <text:p text:style-name="P73"><text:span text:style-name="T42">Coupon web-service accessible through </text:span>REST API</text:p>
        </text:list-item>
        <text:list-item>
          <text:p text:style-name="P73">Web-based coupon management application</text:p>
        </text:list-item>
      </text:list>
      <text:p text:style-name="P27">Managers from engagement team will use the web-based coupon management application to create relevant coupons and associated codes. These codes will be published throuh various media such as <text:soft-page-break/>onlie advertisements, newspapers, personlized emails, etc. A user can utilize a coupon code for the duration of its validity through various applications such as Ops Portal, Patient Portal, Patient App, etc. These applications will internally use the REST API to communication with the coupon <text:span text:style-name="T43">system</text:span> to handle user claims for coupons.</text:p>
      <text:h text:style-name="Heading_20_3" text:outline-level="3"><text:bookmark-start text:name="__RefHeading__1469_831931739"/>Business Domain Entities<text:bookmark-end text:name="__RefHeading__1469_831931739"/></text:h>
      <text:p text:style-name="P29">Following sections describe attributes of important business domain entities</text:p>
      <text:h text:style-name="Heading_20_4" text:outline-level="4"><text:bookmark-start text:name="__RefHeading__1461_831931739"/>Coupon<text:bookmark-end text:name="__RefHeading__1461_831931739"/></text:h>
      <text:p text:style-name="P28">A coupon is created by a manager in Portea. A coupon captures the conditions that must be true before a user can apply a coupon. For a coupon, one or more codes need to be created/generated. A code is required to be provided to avail associated coupon.</text:p>
      <text:p text:style-name="P28">A coupon supports following attributes:</text:p>
      <text:list xml:id="list2613809996954494153" text:style-name="L6">
        <text:list-item>
          <text:p text:style-name="P79">id – Internal id provided by the system</text:p>
        </text:list-item>
        <text:list-item>
          <text:p text:style-name="P80">name – Unique name of a coupon</text:p>
        </text:list-item>
        <text:list-item>
          <text:p text:style-name="P82">description – <text:span text:style-name="T17">A brief description of the coupon explaining about the purpose and goal behind creating this coupon.</text:span></text:p>
        </text:list-item>
        <text:list-item>
          <text:p text:style-name="P80"><text:span text:style-name="T16">applicable</text:span>_from – The date and time from when the coupon is available.</text:p>
        </text:list-item>
        <text:list-item>
          <text:p text:style-name="P81"><text:span text:style-name="T16">applicable</text:span>_till – The date and time till when the coupon is available. <text:span text:style-name="T25">After a coupon is published, this date and time can only be extended to support extended usage. However, no reduction in validity period is allowed.</text:span></text:p>
        </text:list-item>
        <text:list-item>
          <text:p text:style-name="P80">created_on – The date and time when the coupon was created</text:p>
        </text:list-item>
        <text:list-item>
          <text:p text:style-name="P80">created_by – The user who created this coupon</text:p>
        </text:list-item>
        <text:list-item>
          <text:p text:style-name="P80">deactivated_on – The date and time when the coupon was deactivated. Once a coupon is deactivated, it cannot be used</text:p>
        </text:list-item>
        <text:list-item>
          <text:p text:style-name="P86">published_on – The date and time when the coupon was published. A coupon needs to be published after which only the codes can be created. <text:span text:style-name="T15">Until the time a coupon is published, it remains in draft state. A coupon which is in draft state can be deleted from the system.</text:span></text:p>
        </text:list-item>
        <text:list-item>
          <text:p text:style-name="P87">published_by – The user who published this coupon.</text:p>
        </text:list-item>
        <text:list-item>
          <text:p text:style-name="P87">applicable_use_count – The value (other than -1 or null) limit the number of times a code for this coupon can be used. This count is aggregated across all usable codes for this coupon</text:p>
        </text:list-item>
        <text:list-item>
          <text:p text:style-name="P88">trans_val_min – The minimum total transaction amount to use this coupon</text:p>
        </text:list-item>
        <text:list-item>
          <text:p text:style-name="P88">trans_val_max – The maximum total transaction amount to use this coupon</text:p>
        </text:list-item>
        <text:list-item>
          <text:p text:style-name="P88">include – If true marks the coupon as inclusive that can be used by other coupons. If false, <text:soft-page-break/>marks the coupon as exclusive so that among all applicable coupons, only one exclusive coupon can be used in a transaction</text:p>
        </text:list-item>
        <text:list-item>
          <text:p text:style-name="P82">application_type – <text:span text:style-name="T18">This attribute can take one of the values from the supported set. This determines the applicability conditions for this coupon.</text:span></text:p>
        </text:list-item>
        <text:list-item>
          <text:p text:style-name="P82">actor_type – <text:span text:style-name="T18">This attribute determines whether the coupon can be used by a Portea staff member or also by Portea customer users.</text:span></text:p>
        </text:list-item>
        <text:list-item>
          <text:p text:style-name="P82">discount_amt_min – <text:span text:style-name="T18">The minimum discount amount that will be given if this coupon is applied. If the value for this property is empty or -1, it signifies that there is no minimum defined.</text:span></text:p>
        </text:list-item>
        <text:list-item>
          <text:p text:style-name="P83">discount_amt_max - <text:span text:style-name="T18">The maximum discount amount that will be given if this coupon is applied. If the value for this property is empty or -1, it signifies that there is no maximum defined.</text:span></text:p>
        </text:list-item>
        <text:list-item>
          <text:p text:style-name="P82">Global – <text:span text:style-name="T19">If this is true, it denotes that this coupon is applicable on all available products. If this is false, there must exist valid mappings to the available products on which the coupon will be applicable</text:span></text:p>
        </text:list-item>
        <text:list-item>
          <text:p text:style-name="P84">nth_time – <text:span text:style-name="T19">This attribute is meaningful if the application_type is specified as NTH_TIME, NTH-TIME-PER-SUBSCRIPTION or NTH-TIME-AB-PER-SUBSCRIPTION. This attribute specifies the coupon usage count which must match for this coupon to be available. For instance, if the coupon definition specifies nth_time as '3', then it must be the third time, when this coupon is being used by the user.</text:span></text:p>
        </text:list-item>
        <text:list-item>
          <text:p text:style-name="P85">nth_time_recurring – <text:span text:style-name="T20">If the value for this attribute is true, then it specified recurrence for nth_time. For instance, if the coupon definition specifies nth_time as '3' and nth_time_recurrng is true, then the coupon can be used by a user every 3</text:span><text:span text:style-name="T22">rd</text:span><text:span text:style-name="T20"> time (i.e. 3</text:span><text:span text:style-name="T22">rd</text:span><text:span text:style-name="T20">, 6</text:span><text:span text:style-name="T22">th</text:span><text:span text:style-name="T20">, 9</text:span><text:span text:style-name="T22">th</text:span><text:span text:style-name="T20">, 12</text:span><text:span text:style-name="T22">th</text:span><text:span text:style-name="T20">, etc.)</text:span></text:p>
        </text:list-item>
      </text:list>
      <text:h text:style-name="Heading_20_4" text:outline-level="4"><text:bookmark-start text:name="__RefHeading__1463_831931739"/>Coupon Code<text:bookmark-end text:name="__RefHeading__1463_831931739"/></text:h>
      <text:p text:style-name="P30">A coupon is a contract which needs to be met before a coupon can be used. However, to claim a coupon users are required to specify coupon code. A coupon code is pubslihed through public and personal medium informing users about them. In this way, coupon codes are the face of a coupon.</text:p>
      <text:p text:style-name="P30">For a coupon, one or more codes can be created. Further a code can be reserved for one or more users. If a code has an associated reservations then only those users can claim coupon via these codes.</text:p>
      <text:p text:style-name="P30">A coupon code supports following attributes:</text:p>
      <text:list xml:id="list8579641493225395896" text:style-name="L7">
        <text:list-item>
          <text:p text:style-name="P89">code – A unique code (alphanumeric). The code needs to be unique current active codes. Once a code expires or is deactivated, then the code can be resused.</text:p>
        </text:list-item>
        <text:list-item>
          <text:p text:style-name="P90">channel_name – A coupon code is published via a public/personal medium which is called <text:soft-page-break/>as channel. This property identifies the channel over which the code was published to intended users. Example channel names are Email, Facebook, Twitter, News Paper, Radio, etc.</text:p>
        </text:list-item>
        <text:list-item>
          <text:p text:style-name="P91">created_on – The date and time when this code was created.</text:p>
        </text:list-item>
        <text:list-item>
          <text:p text:style-name="P91">created_by – The user who created this coupon code</text:p>
        </text:list-item>
        <text:list-item>
          <text:p text:style-name="P91">deactivated_on – The date and time when this coupon code was deactivated. A coupon code can be deactivated individually or in bulk when the associated coupon itself is deactivated. Once a coupon code is deactivated, it cannot be activated again and used</text:p>
        </text:list-item>
      </text:list>
      <text:h text:style-name="P128" text:outline-level="4"><text:bookmark-start text:name="__RefHeading__1471_831931739"/>Coupon Application Type<text:bookmark-end text:name="__RefHeading__1471_831931739"/></text:h>
      <text:p text:style-name="P31">The application type of a coupon determines how many times a coupon can be used <text:span text:style-name="T27">in a specified context.</text:span></text:p>
      <text:p text:style-name="P35">Please note that the type is applicable on the code that is specified by the user. The conditions specified by a type is applicable to each code associated with the coupon.</text:p>
      <text:h text:style-name="Heading_20_5" text:outline-level="5"><text:bookmark-start text:name="__RefHeading__1511_831931739"/>NTH-TIME<text:bookmark-end text:name="__RefHeading__1511_831931739"/></text:h>
      <text:p text:style-name="P32">A coupon of this type can be used when the usage instance count matches the specified count. <text:span text:style-name="T26">For e.g., if the coupon attribute (nth-time) is set as 4, then the coupon can be used only when the user is purchasing the product for the 4</text:span><text:span text:style-name="T23">th</text:span><text:span text:style-name="T26"> time after having purchased the product successfully 3 times. </text:span></text:p>
      <text:p text:style-name="P33">Further if the coupon attribute (nth_time_recurrance) is set to true, then the user will be able to use the coupon every 4<text:span text:style-name="T21">th</text:span> time (i.e. 4<text:span text:style-name="T21">th</text:span>, 8<text:span text:style-name="T21">th</text:span>, 12<text:span text:style-name="T21">th</text:span>, etc.) <text:span text:style-name="T28">when buying the product.</text:span></text:p>
      <text:h text:style-name="Heading_20_5" text:outline-level="5"><text:bookmark-start text:name="__RefHeading__1513_831931739"/>ONE-TIME<text:bookmark-end text:name="__RefHeading__1513_831931739"/></text:h>
      <text:p text:style-name="P35">This type specifies that a coupon can be used only one time across all users. After a user has used the coupon, no other user can claim the coupon.</text:p>
      <text:h text:style-name="Heading_20_5" text:outline-level="5"><text:bookmark-start text:name="__RefHeading__1515_831931739"/>ONE-TIME-PER-USER<text:bookmark-end text:name="__RefHeading__1515_831931739"/></text:h>
      <text:p text:style-name="P36">This type specifies that the coupon can be used all users once.</text:p>
      <text:h text:style-name="Heading_20_5" text:outline-level="5"><text:bookmark-start text:name="__RefHeading__1517_831931739"/>ONE-TIME-PER-USER-FIFO<text:bookmark-end text:name="__RefHeading__1517_831931739"/></text:h>
      <text:p text:style-name="P37">This type specifies that the coupon can be used any user once but subject to an upper limit. The limit is specified by the coupon attribute '<text:span text:style-name="T15">applicable_use_count</text:span>'.</text:p>
      <text:h text:style-name="P129" text:outline-level="5"><text:bookmark-start text:name="__RefHeading__1519_831931739"/>MANY-TIMES<text:bookmark-end text:name="__RefHeading__1519_831931739"/></text:h>
      <text:p text:style-name="P37">This type specifies that any user can use the coupon any number of times as along as the coupon is in its validity period.</text:p>
      <text:h text:style-name="Heading_20_5" text:outline-level="5"><text:bookmark-start text:name="__RefHeading__1521_831931739"/>NTH-TIME-PER-SUBSCRIPTION<text:bookmark-end text:name="__RefHeading__1521_831931739"/></text:h>
      <text:p text:style-name="P38">This type specifies that the coupon can be utilized every nth time when buying a product within a <text:soft-page-break/>subscription.</text:p>
      <text:p text:style-name="P13"><text:span text:style-name="T26">For e.g., if the coupon attribute (nth-time) is set as 1, then the coupon can be used only when the user is purchasing the product for the 1</text:span><text:span text:style-name="T23">st</text:span><text:span text:style-name="T26"> time within a valid subscription.</text:span></text:p>
      <text:p text:style-name="P13"/>
      <text:p text:style-name="P34"><text:span text:style-name="T29">The </text:span>coupon attribute (nth_time_recurrance) is set to true, then the user will be able to use the coupon every <text:span text:style-name="T24">1st</text:span> time (i.e. <text:span text:style-name="T29">1</text:span><text:span text:style-name="T24">st</text:span><text:span text:style-name="T29">, 2</text:span><text:span text:style-name="T24">nd</text:span><text:span text:style-name="T29">, 3</text:span><text:span text:style-name="T24">rd</text:span><text:span text:style-name="T29">, 4</text:span><text:span text:style-name="T24">th</text:span><text:span text:style-name="T29">, etc. </text:span>) <text:span text:style-name="T28">when buying the product.</text:span></text:p>
      <text:h text:style-name="Heading_20_5" text:outline-level="5"><text:bookmark-start text:name="__RefHeading__1523_831931739"/>NTH-TIME-AB-PER-SUBSCRIPTION<text:bookmark-end text:name="__RefHeading__1523_831931739"/></text:h>
      <text:p text:style-name="P39">This type specifies that the coupon can be utilized every nth time and then each time afterfarwards within a subscription.</text:p>
      <text:p text:style-name="P13"><text:span text:style-name="T26">For e.g., if the coupon attribute (nth-time) is set as 6, then the coupon can be used only when the user is purchasing the product for the 6</text:span><text:span text:style-name="T23">th</text:span><text:span text:style-name="T26"> time within a valid subscription and each time after that (i.e. 7</text:span><text:span text:style-name="T23">th</text:span><text:span text:style-name="T26">, 8</text:span><text:span text:style-name="T23">th</text:span><text:span text:style-name="T26">, 9</text:span><text:span text:style-name="T23">th</text:span><text:span text:style-name="T26">, ...)</text:span></text:p>
      <text:p text:style-name="P13"/>
      <text:p text:style-name="P34"><text:span text:style-name="T29">The </text:span>coupon attribute (nth_time_recurrance) <text:span text:style-name="T29">is not relevant when using this type.</text:span></text:p>
      <text:h text:style-name="Heading_20_4" text:outline-level="4"><text:bookmark-start text:name="__RefHeading__1473_831931739"/>Coupon Actor Type<text:bookmark-end text:name="__RefHeading__1473_831931739"/></text:h>
      <text:p text:style-name="P40">The actor type associated with a coupon determines the type of a user that can provide the coupon</text:p>
      <text:h text:style-name="Heading_20_5" text:outline-level="5"><text:bookmark-start text:name="__RefHeading__1607_831931739"/>STAFF<text:bookmark-end text:name="__RefHeading__1607_831931739"/></text:h>
      <text:p text:style-name="P41">A coupon for which this actor type is specified can only be requested by a Portea Staff/Employee</text:p>
      <text:h text:style-name="Heading_20_5" text:outline-level="5"><text:bookmark-start text:name="__RefHeading__1609_831931739"/>CUSTOMER<text:bookmark-end text:name="__RefHeading__1609_831931739"/></text:h>
      <text:p text:style-name="P42">A coupon for which this actor type is specified can be requested by a customer or also by Portea staff/employee when they are requesting on behalf of a customer.</text:p>
      <text:h text:style-name="Heading_20_4" text:outline-level="4"><text:bookmark-start text:name="__RefHeading__1475_831931739"/>Coupon Discount Rule<text:bookmark-end text:name="__RefHeading__1475_831931739"/></text:h>
      <text:p text:style-name="P43">A coupon discount rules determines the computation of the discount that will be given. However the actual discount that is given will be subected to the limits defined on the discount amounts in the coupon definition</text:p>
      <text:h text:style-name="Heading_20_5" text:outline-level="5"><text:bookmark-start text:name="__RefHeading__1611_831931739"/>FLAT<text:bookmark-end text:name="__RefHeading__1611_831931739"/></text:h>
      <text:p text:style-name="P44">A flat rule defines a set discount. This amount is dedecuted from the list price of the product to arrive at the discounted price.</text:p>
      <text:h text:style-name="Heading_20_5" text:outline-level="5"><text:bookmark-start text:name="__RefHeading__1613_831931739"/>PERCENTAGE<text:bookmark-end text:name="__RefHeading__1613_831931739"/></text:h>
      <text:p text:style-name="P44">A precdentage rules defines a certain percentage of the list price of the product.</text:p>
      <text:h text:style-name="Heading_20_3" text:outline-level="3"><text:bookmark-start text:name="__RefHeading__1477_831931739"/>Coupon Discount Request Process<text:bookmark-end text:name="__RefHeading__1477_831931739"/></text:h>
      <text:p text:style-name="P45">The basic flow of the operations when requesting discount is as follows</text:p>
      <text:h text:style-name="Heading_20_4" text:outline-level="4"><text:bookmark-start text:name="__RefHeading__1619_831931739"/><text:soft-page-break/>Creating discount request<text:bookmark-end text:name="__RefHeading__1619_831931739"/></text:h>
      <text:p text:style-name="P45">A coupon discount request needs to be created by providing relevant information. At the time of creation following information items need to be provided</text:p>
      <text:list xml:id="list5555403516232964805" text:style-name="L8">
        <text:list-item>
          <text:p text:style-name="P92">Requestor Id – <text:span text:style-name="T47">The logged in user who is doing the business transaction. It may be a customer or a staff who is doing the business transaction on a customer's behalf</text:span></text:p>
        </text:list-item>
        <text:list-item>
          <text:p text:style-name="P92">Beneficiary Id – <text:span text:style-name="T48">The user who will recieve the benefit i nthe form of coupon discount</text:span></text:p>
        </text:list-item>
        <text:list-item>
          <text:p text:style-name="P92">Products</text:p>
          <text:list>
            <text:list-item>
              <text:p text:style-name="P94">Product Id – <text:span text:style-name="T48">System identifier for a product</text:span></text:p>
            </text:list-item>
            <text:list-item>
              <text:p text:style-name="P94">Product Type – <text:span text:style-name="T48">The type of the product. For e.g. SERVICE, PACKAGE, etc.</text:span></text:p>
            </text:list-item>
            <text:list-item>
              <text:p text:style-name="P94">Product Count – <text:span text:style-name="T48">The number of product instances being purchases</text:span></text:p>
            </text:list-item>
            <text:list-item>
              <text:p text:style-name="P94">Product Purchase Instance Count – <text:span text:style-name="T48">The current purchase instance count. For e.g. if the user has already successfully purchases the product 4 times in past then current instance count will be 5.</text:span></text:p>
            </text:list-item>
            <text:list-item>
              <text:p text:style-name="P94">Product Unit Cost – <text:span text:style-name="T48">The unit cost of the product</text:span></text:p>
            </text:list-item>
            <text:list-item>
              <text:p text:style-name="P94">Product Brand – <text:span text:style-name="T48">The brand of the product being purchased</text:span></text:p>
            </text:list-item>
          </text:list>
        </text:list-item>
        <text:list-item>
          <text:p text:style-name="P92">Coupon Codes – <text:span text:style-name="T49">The codes that need to be applied to get the discount</text:span></text:p>
        </text:list-item>
        <text:list-item>
          <text:p text:style-name="P92">Total transaction cost – <text:span text:style-name="T49">Total cost of the transaction on which the discount will apply</text:span></text:p>
        </text:list-item>
        <text:list-item>
          <text:p text:style-name="P94">Transaction Context <text:span text:style-name="T49">Type</text:span> – <text:span text:style-name="T49">The type of business transaction. For e.g. SUBSCRIPTION, APPOINTMENT, etc.</text:span> </text:p>
        </text:list-item>
        <text:list-item>
          <text:p text:style-name="P94">Source Name – <text:span text:style-name="T49">The name of Portea sister system from where the request is originating. For e.g Ops Portal, Clinician App, Patient App, Patient Portal, etc.</text:span></text:p>
        </text:list-item>
        <text:list-item>
          <text:p text:style-name="P96">Within Subscription – <text:span text:style-name="T50">A boolean flag that, when true, determines whether current business transaction is within a subscription's scope.</text:span></text:p>
        </text:list-item>
      </text:list>
      <text:p text:style-name="P50">In response to a coupon discount request, when successfully created, request identifier is returned which needs to be used for applying and committing the request.</text:p>
      <text:h text:style-name="Heading_20_4" text:outline-level="4"><text:bookmark-start text:name="__RefHeading__1621_831931739"/>Applying discount request<text:bookmark-end text:name="__RefHeading__1621_831931739"/></text:h>
      <text:p text:style-name="P48">An existing coupon discount request needs to be applied that will complete the requisition process. Once a request is applied it cannot be cancelled.</text:p>
      <text:p text:style-name="P48">Optionally, if the business transaction identifier (Subscription Id, Appointment Id) is known then it can be specified while applying the request, and as a result the request will be comitted also. <text:span text:style-name="T39">If this identifier is not known at the time of applying the coupon discount request, then later when the business transaction is completed, it would need to be committed.</text:span></text:p>
      <text:h text:style-name="Heading_20_4" text:outline-level="4"><text:bookmark-start text:name="__RefHeading__1623_831931739"/><text:soft-page-break/>Commiting discount request<text:bookmark-end text:name="__RefHeading__1623_831931739"/></text:h>
      <text:p text:style-name="P48">A coupon discount request is made in the context of a business transaction (Subscription Creation, Appointment Creation, etc.). Once the business transaction iteself is complete the identifier of the business transaction (Subscription id, Appointment id, etc.) need to be communicated to the coupon engnie for record-keeing.</text:p>
      <text:p text:style-name="P49"/>
      <text:p text:style-name="P45">Apart from the above, there are other operations such as canceling an existing request, retrieving the applicable discount for a given discount request, updating coupon discount request, etc. For these use cases, please refer section 4 (System Features) of this document.</text:p>
      <text:p text:style-name="P51">For detailed technical information on using coupon <text:span text:style-name="T44">system</text:span>, please refer REST API documentation.</text:p>
      <text:h text:style-name="Heading_20_3" text:outline-level="3"><text:bookmark-start text:name="__RefHeading__1479_831931739"/>Important Business Rules<text:bookmark-end text:name="__RefHeading__1479_831931739"/></text:h>
      <text:list xml:id="list2742587408092860842" text:style-name="L9">
        <text:list-item>
          <text:p text:style-name="P97">A coupon is in draft state until published. A coupon in draft state can be removed from the system</text:p>
        </text:list-item>
        <text:list-item>
          <text:p text:style-name="P98">A draft coupon may be published only when it meets all validation criteria</text:p>
        </text:list-item>
        <text:list-item>
          <text:p text:style-name="P97">Coupon codes can be generated once a coupon is published</text:p>
        </text:list-item>
        <text:list-item>
          <text:p text:style-name="P97">Coupon validity can be extended but not reduced</text:p>
        </text:list-item>
        <text:list-item>
          <text:p text:style-name="P97">A published coupon can be deactivated. A deactivated coupon cannot be reactivated again</text:p>
        </text:list-item>
      </text:list>
      <text:h text:style-name="Heading_20_2" text:outline-level="2"><text:bookmark-start text:name="__RefHeading__382_193287170"/>Product Functions <text:bookmark-end text:name="__RefHeading__382_193287170"/></text:h>
      <text:p text:style-name="P16">Portea <text:span text:style-name="T32">Coupon System</text:span> will provide following major functions</text:p>
      <text:list xml:id="list4737641724887700629" text:style-name="L10">
        <text:list-item>
          <text:p text:style-name="P99">Coupon Management</text:p>
          <text:list>
            <text:list-item>
              <text:p text:style-name="P100">Creation of coupons and associated coupon codes</text:p>
            </text:list-item>
            <text:list-item>
              <text:p text:style-name="P101"><text:span text:style-name="T51">Listing &amp; m</text:span>anagement of coupons</text:p>
            </text:list-item>
            <text:list-item>
              <text:p text:style-name="P102">Listing &amp; management of coupon code</text:p>
            </text:list-item>
          </text:list>
        </text:list-item>
        <text:list-item>
          <text:p text:style-name="P99">Coupon Discount Request Management through REST API</text:p>
          <text:list>
            <text:list-item>
              <text:p text:style-name="P102">Creation of coupon discount request</text:p>
            </text:list-item>
            <text:list-item>
              <text:p text:style-name="P102">Applying and committing a coupon discount request</text:p>
            </text:list-item>
            <text:list-item>
              <text:p text:style-name="P102"><text:span text:style-name="T52">Cancellation of </text:span>a coupon discount request</text:p>
            </text:list-item>
            <text:list-item>
              <text:p text:style-name="P103">Retrieval of applicable discount for a coupon discount request</text:p>
            </text:list-item>
          </text:list>
        </text:list-item>
        <text:list-item>
          <text:p text:style-name="P104">System Configuration</text:p>
          <text:p text:style-name="P105">The system will provide facility to define various configuration items that will influence <text:soft-page-break/>coupon system operations</text:p>
          <text:p text:style-name="P106">TODO – Capture configuration items</text:p>
        </text:list-item>
      </text:list>
      <text:p text:style-name="P20"><text:tab/><text:span text:style-name="T5">The complete list of supported configuration parameters is documented in </text:span><text:a xlink:type="simple" xlink:href="#Appendix_D_Configuration_Parameters"><text:span text:style-name="T5">Appendix D</text:span></text:a><text:span text:style-name="T5">.</text:span></text:p>
      <text:list xml:id="list164143583513270" text:continue-numbering="true" text:style-name="L10">
        <text:list-item>
          <text:p text:style-name="P104">Statistics &amp; Reports</text:p>
          <text:list>
            <text:list-item>
              <text:p text:style-name="P107">Provide statistics such as most used coupons, unused coupons, max/min discounts, etc.</text:p>
            </text:list-item>
            <text:list-item>
              <text:p text:style-name="P107">Provide canned reports such as unused coupons</text:p>
            </text:list-item>
          </text:list>
        </text:list-item>
      </text:list>
      <text:h text:style-name="Heading_20_2" text:outline-level="2"><text:bookmark-start text:name="__RefHeading__384_193287170"/>User classes and characteristics <text:bookmark-end text:name="__RefHeading__384_193287170"/></text:h>
      <text:p text:style-name="P17">Following users are defined for this system.</text:p>
      <text:list xml:id="list914322943983432856" text:style-name="L11">
        <text:list-item>
          <text:p text:style-name="P108">Engagement Team User</text:p>
          <text:p text:style-name="P110">Engagement team would be responsible for creating and managing coupons. These users will use web-based Coupon Management Application.</text:p>
        </text:list-item>
        <text:list-item>
          <text:p text:style-name="P109">Software systems</text:p>
          <text:p text:style-name="P109">These are the <text:span text:style-name="T38">sister </text:span>Portea <text:span text:style-name="T38">systems that will user Portea coupon system through its REST API.</text:span></text:p>
        </text:list-item>
      </text:list>
      <text:h text:style-name="Heading_20_2" text:outline-level="2"><text:bookmark-start text:name="__RefHeading__386_193287170"/>Operating Environment <text:bookmark-end text:name="__RefHeading__386_193287170"/></text:h>
      <text:p text:style-name="P18">TODO</text:p>
      <text:h text:style-name="Heading_20_2" text:outline-level="2"><text:bookmark-start text:name="__RefHeading__388_193287170"/>Design and Implementation Constraints <text:bookmark-end text:name="__RefHeading__388_193287170"/></text:h>
      <text:list xml:id="list4261215815062156388" text:style-name="L12">
        <text:list-item>
          <text:p text:style-name="P111"><text:span text:style-name="T37">System users will communicate </text:span>with coupon <text:span text:style-name="T45">system</text:span> through the REST API.</text:p>
        </text:list-item>
      </text:list>
      <text:h text:style-name="Heading_20_2" text:outline-level="2"><text:bookmark-start text:name="__RefHeading__390_193287170"/>Assumptions and Dependencies <text:bookmark-end text:name="__RefHeading__390_193287170"/></text:h>
      <text:list xml:id="list1154944069355365451" text:style-name="L13">
        <text:list-item>
          <text:p text:style-name="P112">Complete contextual information as specified by this document will be provided by the user of this system. Coupon <text:span text:style-name="T46">system</text:span> will be dependent on this information being correct to perform correct validation</text:p>
        </text:list-item>
        <text:list-item>
          <text:p text:style-name="P113">The coupon system will compute discount based on the amount. The currency and any exchange rate will not be considered for such computations.</text:p>
        </text:list-item>
      </text:list>
      <text:h text:style-name="Heading_20_1" text:outline-level="1"><text:bookmark-start text:name="__RefHeading__153_193287170"/>External Interface Requirements <text:bookmark-end text:name="__RefHeading__153_193287170"/></text:h>
      <text:h text:style-name="Heading_20_2" text:outline-level="2"><text:bookmark-start text:name="__RefHeading__392_193287170"/>Software Interfaces<text:bookmark-end text:name="__RefHeading__392_193287170"/></text:h>
      <text:p text:style-name="P47">None</text:p>
      <text:h text:style-name="Heading_20_2" text:outline-level="2"><text:bookmark-start text:name="__RefHeading__394_193287170"/><text:soft-page-break/>Communications Interfaces <text:bookmark-end text:name="__RefHeading__394_193287170"/></text:h>
      <text:list xml:id="list4280361720908240077" text:style-name="L14">
        <text:list-item>
          <text:p text:style-name="P114">The system <text:span text:style-name="T34">provides REST API which can be invoked by system users. Users will need to provide/consume data in JSON format as specified by the API.</text:span></text:p>
        </text:list-item>
      </text:list>
      <text:h text:style-name="Heading_20_2" text:outline-level="2"><text:bookmark-start text:name="__RefHeading__396_193287170"/>Hardware Interfaces <text:bookmark-end text:name="__RefHeading__396_193287170"/></text:h>
      <text:p text:style-name="P23">None.</text:p>
      <text:h text:style-name="P121" text:outline-level="1"><text:bookmark-start text:name="__RefHeading__1215_967459232"/>System Features <text:bookmark-end text:name="__RefHeading__1215_967459232"/></text:h>
      <text:h text:style-name="Heading_20_2" text:outline-level="2"><text:bookmark-start text:name="__RefHeading__1217_967459232"/>General<text:bookmark-end text:name="__RefHeading__1217_967459232"/></text:h>
      <text:h text:style-name="Heading_20_3" text:outline-level="3"><text:bookmark-start text:name="__RefHeading__911_1155581594"/>Login<text:bookmark-end text:name="__RefHeading__911_1155581594"/></text:h>
      <text:p text:style-name="P24">Users who wish to use the system need to login into the system. <text:span text:style-name="T6">Each user is identified by a valid pair of login name and a password. Additionaly the user must possess a suitable role required to access the system.</text:span></text:p>
      <text:h text:style-name="P125" text:outline-level="3"><text:bookmark-start text:name="__RefHeading__913_1155581594"/>Logout<text:bookmark-end text:name="__RefHeading__913_1155581594"/></text:h>
      <text:p text:style-name="P46">Users, once the<text:span text:style-name="T10">ir</text:span> work is completed, should log out of the system. <text:span text:style-name="T7">After a successful logout, users will need to login again for using the system.</text:span></text:p>
      <text:h text:style-name="P127" text:outline-level="2">Configuration Management</text:h>
      <text:p text:style-name="P52">TODO</text:p>
      <text:h text:style-name="Heading_20_2" text:outline-level="2">Coupon Management</text:h>
      <text:h text:style-name="Heading_20_3" text:outline-level="3">View <text:span text:style-name="T56">D</text:span>ashboard</text:h>
      <text:h text:style-name="Heading_20_3" text:outline-level="3">Create a coupon</text:h>
      <text:h text:style-name="Heading_20_3" text:outline-level="3">Publish a coupon</text:h>
      <text:h text:style-name="Heading_20_3" text:outline-level="3">Deactivate a coupon</text:h>
      <text:h text:style-name="Heading_20_3" text:outline-level="3">Remove a draft coupon</text:h>
      <text:h text:style-name="Heading_20_3" text:outline-level="3">Create coupon code</text:h>
      <text:h text:style-name="Heading_20_3" text:outline-level="3">Generate coupon codes</text:h>
      <text:p text:style-name="P57">TODO</text:p>
      <text:h text:style-name="Heading_20_3" text:outline-level="3"><text:soft-page-break/>Deactivate coupon code</text:h>
      <text:h text:style-name="Heading_20_3" text:outline-level="3">List Coupons</text:h>
      <text:h text:style-name="Heading_20_3" text:outline-level="3">Search coupons</text:h>
      <text:h text:style-name="Heading_20_3" text:outline-level="3">List Coupon Codes</text:h>
      <text:h text:style-name="Heading_20_3" text:outline-level="3">Search Coupon Codes</text:h>
      <text:h text:style-name="Heading_20_3" text:outline-level="3">Create Coupon Code Reservation</text:h>
      <text:h text:style-name="Heading_20_3" text:outline-level="3">Remove <text:span text:style-name="T54">C</text:span>oupon <text:span text:style-name="T54">C</text:span>ode <text:span text:style-name="T54">R</text:span>eservation</text:h>
      <text:h text:style-name="Heading_20_2" text:outline-level="2">Coupon Discount Request <text:span text:style-name="T55">Processing</text:span></text:h>
      <text:h text:style-name="Heading_20_3" text:outline-level="3">Create Coupon Discount <text:span text:style-name="T57">R</text:span>equest</text:h>
      <text:h text:style-name="Heading_20_3" text:outline-level="3">Update Coupon Discount Request</text:h>
      <text:h text:style-name="Heading_20_3" text:outline-level="3">Update Applicable Coupon Codes</text:h>
      <text:h text:style-name="Heading_20_3" text:outline-level="3">Update Application Products</text:h>
      <text:h text:style-name="Heading_20_3" text:outline-level="3">Get Coupon Discount Request Status</text:h>
      <text:h text:style-name="Heading_20_3" text:outline-level="3">Apply Coupon Discount Request</text:h>
      <text:h text:style-name="Heading_20_3" text:outline-level="3">Commit Coupon Discount Request</text:h>
      <text:h text:style-name="Heading_20_3" text:outline-level="3">Cancel Coupon Discount Request</text:h>
      <text:h text:style-name="Heading_20_3" text:outline-level="3">Retrieve Application Discount</text:h>
      <text:h text:style-name="Heading_20_2" text:outline-level="2">Data View &amp; Monitoring</text:h>
      <text:h text:style-name="Heading_20_3" text:outline-level="3">View Coupon System Statistics</text:h>
      <text:p text:style-name="P55">A user can view coupon system statistics that include number of coupon discount request handled, max/min discounts given, etc.</text:p>
      <text:h text:style-name="Heading_20_3" text:outline-level="3">View Coupon System Report</text:h>
      <text:p text:style-name="P53">A user can fetch one of the pre-defined reports fromthe system. The report will be available inPDF format</text:p>
      <text:p text:style-name="P54"><text:soft-page-break/>TODO: Preparation of list of predefined reports to be provided</text:p>
      <text:h text:style-name="Heading_20_2" text:outline-level="2">Data Maintenance</text:h>
      <text:h text:style-name="Heading_20_3" text:outline-level="3">Archive <text:span text:style-name="T53">Coupon Data</text:span></text:h>
      <text:p text:style-name="P56">Once data related to coupon becomes historical, it can be archived to free-up the space in the primary database.</text:p>
      <text:h text:style-name="P122" text:outline-level="1"><text:bookmark-start text:name="__RefHeading__157_193287170"/>Other Nonfunctional Requirements <text:bookmark-end text:name="__RefHeading__157_193287170"/></text:h>
      <text:list xml:id="list383509476955065737" text:style-name="L15">
        <text:list-item>
          <text:p text:style-name="P115">A <text:span text:style-name="T33">coupon discount request needs to be processed </text:span>within 3 seconds.</text:p>
        </text:list-item>
      </text:list>
      <text:h text:style-name="Heading_20_1" text:outline-level="1"><text:bookmark-start text:name="__RefHeading__159_193287170"/>Other Requirements <text:bookmark-end text:name="__RefHeading__159_193287170"/></text:h>
      <text:p text:style-name="P12">None.</text:p>
      <text:h text:style-name="Heading_20_1" text:outline-level="1"><text:bookmark-start text:name="__RefHeading__161_193287170"/>Appendix A: Glossary <text:bookmark-end text:name="__RefHeading__161_193287170"/></text:h>
      <text:p text:style-name="P19">TODO<text:span text:style-name="T3"> </text:span></text:p>
      <text:h text:style-name="Heading_20_1" text:outline-level="1"><text:bookmark-start text:name="__RefHeading__163_193287170"/>Appendix B: Analysis Models <text:bookmark-end text:name="__RefHeading__163_193287170"/></text:h>
      <text:list xml:id="list3227700505378714421" text:style-name="L16">
        <text:list-item>
          <text:p text:style-name="P116">Use Case Diagram</text:p>
        </text:list-item>
        <text:list-item>
          <text:p text:style-name="P116">Deployment Diagram </text:p>
        </text:list-item>
        <text:list-item>
          <text:p text:style-name="P116">Class diagram</text:p>
        </text:list-item>
        <text:list-item>
          <text:p text:style-name="P116">Entity Relationship Diagram</text:p>
        </text:list-item>
        <text:list-item>
          <text:p text:style-name="P116">Sequence Diagram</text:p>
        </text:list-item>
        <text:list-item>
          <text:p text:style-name="P117">REST API Specification <text:span text:style-name="T36">with Error Codes</text:span></text:p>
        </text:list-item>
      </text:list>
      <text:h text:style-name="Heading_20_1" text:outline-level="1"><text:bookmark-start text:name="__RefHeading__4108_1206721304"/><text:bookmark-start text:name="Appendix_D_Configuration_Parameters"/>Appendix D: Configuration <text:span text:style-name="T9">P</text:span>aram<text:span text:style-name="T8">e</text:span>ters<text:bookmark-end text:name="__RefHeading__4108_1206721304"/><text:bookmark-end text:name="Appendix_D_Configuration_Parameters"/></text:h>
      <text:p text:style-name="P22">This appendix presents the list of various configuration parameters that will be supported by the <text:span text:style-name="T40">Portea Coupon System.</text:span></text:p>
      <text:h text:style-name="P123" text:outline-level="1"><text:bookmark-start text:name="__RefHeading__165_193287170"/>Appendix C: To Be Determined List <text:bookmark-end text:name="__RefHeading__165_193287170"/></text:h>
      <text:list xml:id="list211963483533224447" text:style-name="L17">
        <text:list-item>
          <text:p text:style-name="P118">How to handle a coupon which is intended only for Portea Staff? Can an attribute 'benefit_<text:span text:style-name="T35">recipient</text:span>' be added to the coupon <text:span text:style-name="T30">to address this? Will this involve validation based on relationships?</text:span></text:p>
        </text:list-item>
        <text:list-item>
          <text:p text:style-name="P118"><text:soft-page-break/>How to handle a coupon which is intended for Portea staff and their relatives?</text:p>
        </text:list-item>
        <text:list-item>
          <text:p text:style-name="P93">When then are multiple products in a request and each product is of different brand, how is it handled?</text:p>
        </text:list-item>
        <text:list-item>
          <text:p text:style-name="P95">Is brand of a requested product captured <text:span text:style-name="T31">in request, associated audits and resulting discounts?</text:span></text:p>
        </text:list-item>
        <text:list-item>
          <text:p text:style-name="P119">Is there any event for which system notification may be provided?</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181e89" officeooo:paragraph-rsid="00181e89" style:font-size-asian="10pt" style:font-size-complex="10pt"/>
    </style:style>
    <style:style style:name="MP2" style:family="paragraph" style:parent-style-name="Header">
      <style:text-properties fo:font-size="10pt" officeooo:rsid="001e94be" officeooo:paragraph-rsid="001e94be" style:font-size-asian="10pt" style:font-size-complex="10pt"/>
    </style:style>
    <style:style style:name="MP3" style:family="paragraph" style:parent-style-name="Footer">
      <style:text-properties fo:font-size="10pt" officeooo:rsid="001f5ab2" officeooo:paragraph-rsid="001f5ab2" style:font-size-asian="10pt" style:font-size-complex="10pt"/>
    </style:style>
    <style:style style:name="MT1" style:family="text">
      <style:text-properties officeooo:rsid="0025bbed"/>
    </style:style>
    <style:style style:name="MT2" style:family="text">
      <style:text-properties officeooo:rsid="01d25e15"/>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5">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pyright (c) 2015, Portea Medical</text:p>
      </style:footer>
    </style:master-page>
    <style:master-page style:name="HTML" style:page-layout-name="Mpm2"/>
    <style:master-page style:name="First_20_Page" style:display-name="First Page" style:page-layout-name="Mpm3" style:next-style-name="Standard"/>
    <style:master-page style:name="Main-Content" style:page-layout-name="Mpm4">
      <style:header>
        <text:p text:style-name="MP2">Software Requirements Specification for P<text:span text:style-name="MT1">o</text:span>rtea <text:span text:style-name="MT2">Coupon System</text:span><text:tab/><text:page-number text:select-page="current">12</text:page-number></text:p>
      </style:header>
      <style:footer>
        <text:p text:style-name="MP3">Copyright (c) 2015, Portea Medical</text:p>
      </style:footer>
    </style:master-page>
    <style:master-page style:name="Early-Section"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17:50:24.376718533</meta:creation-date>
    <dc:date>2015-12-07T16:41:41.698910572</dc:date>
    <meta:editing-duration>P6DT11H47M53S</meta:editing-duration>
    <meta:editing-cycles>482</meta:editing-cycles>
    <meta:generator>LibreOffice/4.2.8.2$Linux_X86_64 LibreOffice_project/420m0$Build-2</meta:generator>
    <meta:document-statistic meta:table-count="1" meta:image-count="0" meta:object-count="0" meta:page-count="16" meta:paragraph-count="292" meta:word-count="3169" meta:character-count="19270" meta:non-whitespace-character-count="16476"/>
  </office:meta>
</office:document-meta>
</file>